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f873"/>
    </style:style>
    <style:style style:name="P2" style:family="paragraph" style:parent-style-name="Standard" style:list-style-name="L5">
      <style:text-properties officeooo:rsid="001df873" officeooo:paragraph-rsid="001f8793"/>
    </style:style>
    <style:style style:name="P3" style:family="paragraph" style:parent-style-name="Standard">
      <style:text-properties officeooo:rsid="001f8793" officeooo:paragraph-rsid="001f8793"/>
    </style:style>
    <style:style style:name="P4" style:family="paragraph" style:parent-style-name="Standard" style:list-style-name="L5">
      <style:text-properties officeooo:paragraph-rsid="001f8793"/>
    </style:style>
    <style:style style:name="P5" style:family="paragraph" style:parent-style-name="Standard" style:list-style-name="L5">
      <style:text-properties officeooo:rsid="001f9d16" officeooo:paragraph-rsid="001f9d16"/>
    </style:style>
    <style:style style:name="P6" style:family="paragraph" style:parent-style-name="Standard" style:list-style-name="L5">
      <style:text-properties officeooo:rsid="00211e45" officeooo:paragraph-rsid="00211e45"/>
    </style:style>
    <style:style style:name="T1" style:family="text">
      <style:text-properties officeooo:rsid="001df8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deo - Jack The Ripper</text:p>
      <text:list xml:id="list3109456087" text:style-name="L1">
        <text:list-header>
          <text:p text:style-name="P1"/>
        </text:list-header>
      </text:list>
      <text:list xml:id="list2528130015" text:style-name="L5">
        <text:list-item>
          <text:p text:style-name="P4"><text:span text:style-name="T1">What is the complete title of the video?</text:span></text:p>
          <text:list>
            <text:list-item>
              <text:p text:style-name="P4">Jack The Ripper | The Most Infamous Unsolved Killer The World Has Seen | Documentary</text:p>
            </text:list-item>
          </text:list>
        </text:list-item>
        <text:list-item>
          <text:p text:style-name="P2">What can you see at the beginning of the video? What’s its meaning?</text:p>
          <text:list>
            <text:list-item>
              <text:p text:style-name="P5">It’s a letter from Jack to the news agencie. It’s a clear sign of challenge to the law. </text:p>
            </text:list-item>
          </text:list>
        </text:list-item>
        <text:list-item>
          <text:p text:style-name="P5">What are the different organs removed from the victims?</text:p>
          <text:list>
            <text:list-item>
              <text:p text:style-name="P5">A section of the victem ear lobs and half kidnay. </text:p>
            </text:list-item>
          </text:list>
        </text:list-item>
        <text:list-item>
          <text:p text:style-name="P5">Draw a timeline of the different murders.</text:p>
          <text:list>
            <text:list-item>
              <text:p text:style-name="P6">Year 1888 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8:56:16.555175783</meta:creation-date>
    <dc:date>2021-03-02T21:40:54.794223511</dc:date>
    <meta:editing-duration>PT1H13M56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9" meta:word-count="95" meta:character-count="466" meta:non-whitespace-character-count="385"/>
  </office:meta>
</office:document-meta>
</file>